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WERPOINT ON BLACKBOARD</text:p>
      <text:p text:style-name="P1">Chapter 1:</text:p>
      <text:p text:style-name="P3">early health = absence of disease</text:p>
      <text:p text:style-name="P3">health now = quality of life, optimum level of well being</text:p>
      <text:p text:style-name="P3">-includes physical, social, mental, environmental, intellectual elements of life</text:p>
      <text:p text:style-name="P3">lifestyle changes + health promotion = best return on the dollar</text:p>
      <text:p text:style-name="P3">define: <text:span text:style-name="T1">morbidity, incidence, prevalence, mortality</text:span></text:p>
      <text:p text:style-name="P3">Wellness: quality of life</text:p>
      <text:p text:style-name="P3">-six dynamic ever-changing dimensions of health:</text:p>
      <text:p text:style-name="P3">--physical, social, intellectual, emotional, environmental, spiritual</text:p>
      <text:p text:style-name="P3">Look at wellness chart (circle thing)</text:p>
      <text:p text:style-name="P3">chronic illness – long term illness</text:p>
      <text:p text:style-name="P2">preventions:</text:p>
      <text:p text:style-name="P3">-primary: reduce risks, DARE, <text:span text:style-name="T1">prevention</text:span></text:p>
      <text:p text:style-name="P3">-secondary: this class, trying to stop something already started, <text:span text:style-name="T1">intervention</text:span></text:p>
      <text:p text:style-name="P3">-tertiary: <text:span text:style-name="T1">reversal</text:span></text:p>
      <text:p text:style-name="P1">Chapter 2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yler Holland</meta:initial-creator>
    <meta:creation-date>2009-01-15T09:05:19</meta:creation-date>
    <meta:generator>OpenOffice.org/3.0$Linux OpenOffice.org_project/300m9$Build-9358</meta:generator>
    <dc:date>2009-01-20T09:15:43</dc:date>
    <dc:creator>Tyler Holland</dc:creator>
    <meta:editing-duration>PT01H11M38S</meta:editing-duration>
    <meta:editing-cycles>12</meta:editing-cycles>
    <meta:document-statistic meta:table-count="0" meta:image-count="0" meta:object-count="0" meta:page-count="1" meta:paragraph-count="17" meta:word-count="96" meta:character-count="692"/>
    <meta:user-defined meta:name="Info 1"/>
    <meta:user-defined meta:name="Info 2"/>
    <meta:user-defined meta:name="Info 3"/>
    <meta:user-defined meta:name="Info 4"/>
  </office:meta>
</office:document-meta>
</file>